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6962E139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29cm, 4.512cm, 12.536cm, 2.268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59cm" svg:height="22.5cm" svg:x="1.092cm" svg:y="2.491cm">
          <draw:image xlink:href="Pictures/10000000000005E8000007E06962E13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3T11:53:48.962386165</dc:date>
    <meta:editing-duration>PT3M30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